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962fc" officeooo:paragraph-rsid="001962fc" style:font-size-asian="15.75pt" style:font-weight-asian="bold" style:font-size-complex="18pt" style:font-weight-complex="bold"/>
    </style:style>
    <style:style style:name="P2" style:family="paragraph" style:parent-style-name="Standard">
      <style:text-properties officeooo:rsid="001962fc" officeooo:paragraph-rsid="001962fc"/>
    </style:style>
    <style:style style:name="P3" style:family="paragraph" style:parent-style-name="Standard">
      <style:text-properties officeooo:rsid="001aa052" officeooo:paragraph-rsid="001aa052"/>
    </style:style>
    <style:style style:name="P4" style:family="paragraph" style:parent-style-name="Standard">
      <style:text-properties officeooo:rsid="001c8412" officeooo:paragraph-rsid="001c8412"/>
    </style:style>
    <style:style style:name="T1" style:family="text">
      <style:text-properties officeooo:rsid="001aa052"/>
    </style:style>
    <style:style style:name="T2" style:family="text">
      <style:text-properties fo:font-style="italic" officeooo:rsid="001aa052" style:font-style-asian="italic" style:font-style-complex="italic"/>
    </style:style>
    <style:style style:name="T3" style:family="text">
      <style:text-properties officeooo:rsid="001c84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s pour la conception et réalisation<text:line-break/>du site AVES-vermandois.</text:p>
      <text:p text:style-name="Standard"/>
      <text:p text:style-name="Standard"/>
      <text:p text:style-name="P2">Site de présentation de l’association.</text:p>
      <text:p text:style-name="P2"/>
      <text:p text:style-name="P2">Fonctionnalités :</text:p>
      <text:p text:style-name="P2"/>
      <text:p text:style-name="P2"><text:s text:c="5"/>- formulaire de contact (nom, prénom, mail, téléphone, commentaires, éventuellement pièces jointes)</text:p>
      <text:p text:style-name="P2"><text:s text:c="5"/>- <text:span text:style-name="T3">(facultatif) </text:span>estimation <text:span text:style-name="T1">(</text:span><text:span text:style-name="T2">attention ce n’est pas un devis</text:span><text:span text:style-name="T1">)</text:span> : quelles sont les données à prendre en compte ?</text:p>
      <text:p text:style-name="P2"><text:s text:c="5"/>- présenter les fruits et légumes (CRUD)</text:p>
      <text:p text:style-name="P2"><text:s text:c="5"/>- <text:span text:style-name="T3">(facultatif) </text:span>newsletter</text:p>
      <text:p text:style-name="P2">- système de connexion</text:p>
      <text:p text:style-name="P2"/>
      <text:p text:style-name="P3">liste des infos sur les fruits et légumes : </text:p>
      <text:p text:style-name="P3"/>
      <text:p text:style-name="P3">Crud : LOGO footer (financements)</text:p>
      <text:p text:style-name="P3"/>
      <text:p text:style-name="P4">site la plateforme de l’inclus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09:34:14.664000000</meta:creation-date>
    <dc:date>2024-09-02T11:46:55.204000000</dc:date>
    <meta:editing-duration>PT2H12M40S</meta:editing-duration>
    <meta:editing-cycles>3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11" meta:word-count="80" meta:character-count="551" meta:non-whitespace-character-count="461"/>
  </office:meta>
</office:document-meta>
</file>